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10b" officeooo:paragraph-rsid="001d910b"/>
    </style:style>
    <style:style style:name="P2" style:family="paragraph" style:parent-style-name="Standard">
      <style:text-properties officeooo:rsid="001e5f91" officeooo:paragraph-rsid="001e5f91"/>
    </style:style>
    <style:style style:name="P3" style:family="paragraph" style:parent-style-name="Standard">
      <style:text-properties officeooo:rsid="001e5f91" officeooo:paragraph-rsid="001f07e7"/>
    </style:style>
    <style:style style:name="P4" style:family="paragraph" style:parent-style-name="Standard">
      <style:text-properties officeooo:rsid="001f07e7" officeooo:paragraph-rsid="00229b92"/>
    </style:style>
    <style:style style:name="T1" style:family="text">
      <style:text-properties officeooo:rsid="001e5f91"/>
    </style:style>
    <style:style style:name="T2" style:family="text">
      <style:text-properties officeooo:rsid="001f07e7"/>
    </style:style>
    <style:style style:name="T3" style:family="text">
      <style:text-properties fo:font-weight="bold" style:font-weight-asian="bold" style:font-weight-complex="bold"/>
    </style:style>
    <style:style style:name="T4" style:family="text">
      <style:text-properties fo:font-weight="bold" officeooo:rsid="0027415e" style:font-weight-asian="bold" style:font-weight-complex="bold"/>
    </style:style>
    <style:style style:name="T5" style:family="text">
      <style:text-properties officeooo:rsid="002741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Body:</text:span> <text:span text:style-name="T4">body, </text:span><text:span text:style-name="T3">cuerpo</text:span>. <text:span text:style-name="T1">Esta etiqueta seleccionada tiene la propiedad “background-color” (color de fondo) con el valor de color “tan”.</text:span></text:p>
      <text:p text:style-name="P1"/>
      <text:p text:style-name="P2"><text:span text:style-name="T3">H1:</text:span> <text:span text:style-name="T3">header, cabecera</text:span>. <text:s/>Esta etiqueta seleccionada tiene la propiedad “color” (color de fuente) con el valor de color “maroon”. Tiene la propiedad “font-size” (tamaño de fuente) con el valor “20pt”.</text:p>
      <text:p text:style-name="P1"/>
      <text:p text:style-name="P3"><text:span text:style-name="T3">P:</text:span> <text:span text:style-name="T3">paragraphs, párrafos</text:span>. Esta etiqueta seleccionada tiene la propiedad “font-size” (tamaño de fuente) con el valor “<text:span text:style-name="T2">12</text:span>pt”. Tiene la propiedad “<text:span text:style-name="T2">margin-left</text:span>” (<text:span text:style-name="T2">margen izquierdo</text:span>) con el valor “<text:span text:style-name="T2">15px</text:span>” <text:span text:style-name="T2">(en píxeles)</text:span>. <text:span text:style-name="T2">El de clase “verse” (“p.verse”) tiene: </text:span>la propiedad “color” (color de fuente) con el valor de color “maroon”, <text:span text:style-name="T2">y la propiedad </text:span>“<text:span text:style-name="T2">margin-left</text:span>” (<text:span text:style-name="T2">margen izquierdo</text:span>) con <text:span text:style-name="T2">un </text:span>valor <text:span text:style-name="T2">de </text:span><text:s/>“<text:span text:style-name="T2">60px</text:span>” <text:span text:style-name="T2">(en píxeles)</text:span></text:p>
      <text:p text:style-name="P3"/>
      <text:p text:style-name="P4"><text:span text:style-name="T3">a:</text:span> <text:span text:style-name="T3">links (address), enlaces</text:span>. Una de las cuatro etiquetas seleccionadas tiene el estado “link” (un enlace normal, no visitado), la propiedad “color” (color de fuente) con el valor de color “green” (verde). Otra tiene el estado “visited” (un enlace que el usuario ha visitado), la propiedad “color” (color de fuente) con el valor de color “yellow” (amarillo). La tercera tiene el estado “hover” (un enlace cuando el usuario mueve el ratón sobre él), la propiedad “color” (color de fuente) con el valor de color “black” (negro). La última tiene el estado “active” (un enlace el momento que es clicado), la propiedad “color” (color de fuente) con el valor de color “blue” (azu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09:20:04.251838149</meta:creation-date>
    <dc:date>2016-11-16T10:25:48.169919441</dc:date>
    <meta:editing-duration>PT3M5S</meta:editing-duration>
    <meta:editing-cycles>3</meta:editing-cycles>
    <meta:generator>LibreOffice/5.1.4.2$Linux_X86_64 LibreOffice_project/10m0$Build-2</meta:generator>
    <meta:document-statistic meta:table-count="0" meta:image-count="0" meta:object-count="0" meta:page-count="1" meta:paragraph-count="4" meta:word-count="221" meta:character-count="1405" meta:non-whitespace-character-count="1186"/>
  </office:meta>
</office:document-meta>
</file>